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6.8.0.0 -->
  <office:font-face-decls>
    <style:font-face style:name="Tahoma" svg:font-family="Tahoma" style:font-pitch="variable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text-align="center"/>
    </style:style>
    <style:style style:name="T1_1" style:family="text">
      <style:text-properties fo:font-size="8pt" style:font-size-asian="8pt"/>
    </style:style>
    <style:style style:name="P2" style:family="paragraph" style:parent-style-name="Standard">
      <style:paragraph-properties fo:text-align="center"/>
    </style:style>
    <style:style style:name="T2_1" style:family="text">
      <style:text-properties fo:font-size="10pt" style:font-size-asian="10pt"/>
    </style:style>
    <style:style style:name="P3" style:family="paragraph" style:parent-style-name="Standard">
      <style:paragraph-properties fo:text-align="center"/>
    </style:style>
    <style:style style:name="T3_1" style:family="text">
      <style:text-properties fo:font-size="12pt" style:font-size-asian="12pt"/>
    </style:style>
    <style:style style:name="P4" style:family="paragraph" style:parent-style-name="Standard">
      <style:paragraph-properties fo:text-align="center"/>
    </style:style>
    <style:style style:name="T4_1" style:family="text">
      <style:text-properties fo:font-size="14pt" style:font-size-asian="14pt"/>
    </style:style>
    <style:style style:name="P5" style:family="paragraph" style:parent-style-name="Standard">
      <style:paragraph-properties fo:text-align="center"/>
    </style:style>
    <style:style style:name="T5_1" style:family="text"/>
    <style:style style:name="P6" style:family="paragraph" style:parent-style-name="Standard">
      <style:paragraph-properties fo:text-align="center"/>
    </style:style>
    <style:style style:name="T6_1" style:family="text">
      <style:text-properties fo:font-size="10pt" style:font-size-asian="10pt"/>
    </style:style>
    <style:style style:name="P7" style:family="paragraph" style:parent-style-name="Standard">
      <style:paragraph-properties fo:text-align="center"/>
    </style:style>
    <style:style style:name="T7_1" style:family="text">
      <style:text-properties fo:font-size="8pt" style:font-size-asian="8pt"/>
    </style:style>
  </office:automatic-styles>
  <office:body>
    <office:text>
      <text:p text:style-name="P1"><text:span text:style-name="T1_1">This<text:s/>is<text:s/>a<text:s/>simple<text:s/>test<text:s/>document<text:s/>to<text:s/>demonstrate<text:s/>the<text:s/>DocumentLoader<text:s/>example!</text:span></text:p>
      <text:p text:style-name="P2"><text:span text:style-name="T2_1">This<text:s/>is<text:s/>a<text:s/>simple<text:s/>test<text:s/>document<text:s/>to<text:s/>demonstrate<text:s/>the<text:s/>DocumentLoader<text:s/>example!</text:span></text:p>
      <text:p text:style-name="P3"><text:span text:style-name="T3_1">This<text:s/>is<text:s/>a<text:s/>simple<text:s/>test<text:s/>document<text:s/>to<text:s/>demonstrate<text:s/>the<text:s/>DocumentLoader<text:s/>example!</text:span></text:p>
      <text:p text:style-name="P4"><text:span text:style-name="T4_1">This<text:s/>is<text:s/>a<text:s/>simple<text:s/>test<text:s/>document<text:s/>to<text:s/>demonstrate<text:s/>the<text:s/>DocumentLoader<text:s/>example!</text:span></text:p>
      <text:p text:style-name="P5"><text:span text:style-name="T5_1">This<text:s/>is<text:s/>a<text:s/>simple<text:s/>test<text:s/>document<text:s/>to<text:s/>demonstrate<text:s/>the<text:s/>DocumentLoader<text:s/>example!</text:span></text:p>
      <text:p text:style-name="P6"><text:span text:style-name="T6_1">This<text:s/>is<text:s/>a<text:s/>simple<text:s/>test<text:s/>document<text:s/>to<text:s/>demonstrate<text:s/>the<text:s/>DocumentLoader<text:s/>example!</text:span></text:p>
      <text:p text:style-name="P7"><text:span text:style-name="T7_1">This<text:s/>is<text:s/>a<text:s/>simple<text:s/>test<text:s/>document<text:s/>to<text:s/>demonstrate<text:s/>the<text:s/>DocumentLoader<text:s/>exampl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ahoma" svg:font-family="Tahoma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hyphenation-ladder-count="no-limit" style:tab-stop-distance="1.251cm"/>
      <style:text-properties style:use-window-font-color="true" fo:font-size="12pt" style:font-size-asian="12pt" style:font-size-complex="12pt" fo:language="en" fo:language-asian="zxx" fo:language-complex="zxx" fo:country="US" fo:country-asian="none" fo:country-complex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hyphenation-ladder-count="no-limit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hyphenation-ladder-count="no-limit"/>
      <style:text-properties fo:font-size="12pt" style:font-size-asian="12pt" style:font-size-complex="12pt"/>
    </style:style>
    <style:style style:name="Text_20_body" style:display-name="Text body" style:family="paragraph" style:parent-style-name="Standard">
      <style:paragraph-properties fo:margin-top="0cm" fo:margin-bottom="0.212cm"/>
    </style:style>
    <style:style style:name="List" style:family="paragraph" style:parent-style-name="Text_20_body">
      <style:text-properties style:font-name-complex="Tahoma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0pt" style:font-size-asian="10pt" style:font-name-complex="Tahoma" style:font-size-complex="10pt"/>
    </style:style>
    <style:style style:name="Index" style:family="paragraph" style:parent-style-name="Standard">
      <style:text-properties style:font-name-complex="Tahoma"/>
    </style:style>
    <style:style style:name="Footnote_20_Symbol" style:display-name="Footnote Symbol" style:family="text"/>
    <style:style style:name="Endnote_20_Symbol" style:display-name="Endnote Symbol" style:family="text"/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notes-configuration text:note-class="footnote" style:num-format="1" text:start-value="0" text:footnotes-position="page" text:start-numbering-at="page"/>
    <text:notes-configuration text:note-class="endnote" style:num-format="1" text:start-value="0" text:footnotes-position="document" text:start-numbering-at="document"/>
  </office:styles>
  <office:automatic-styles>
    <style:page-layout style:name="pm1">
      <style:page-layout-properties style:print-orientation="portrait" fo:page-width="20.999cm" fo:page-height="29.699cm" style:writing-mode="lr-tb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6.8.0.0</meta:generator>
    <dc:title/>
    <meta:initial-creator>Ali</meta:initial-creator>
    <meta:creation-date>2002-12-18T12:28:35</meta:creation-date>
    <dc:creator>Jürgen Schmidt</dc:creator>
    <dc:date>2002-12-18T12:31:15</dc:date>
    <meta:editing-cycles>3</meta:editing-cycles>
    <meta:editing-duration>PT2M</meta:editing-duration>
    <meta:document-statistic meta:page-count="1" meta:paragraph-count="7" meta:row-count="0" meta:word-count="77" meta:character-count="511" meta:non-whitespace-character-count="0"/>
    <meta:user-defined meta:name="Info 1"/>
    <meta:user-defined meta:name="Info 2"/>
    <meta:user-defined meta:name="Info 3"/>
    <meta:user-defined meta:name="Info 4"/>
  </office:meta>
</office:document-meta>
</file>